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list-style-name="L1"/>
    <style:style style:name="P2" style:family="paragraph" style:list-style-name="L2"/>
    <style:style style:name="P3" style:family="paragraph" style:list-style-name="L3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ЗаглавиеДокумента">Регламент регистрационного стола</text:p>
      <text:p text:style-name="ТекстДокумента">Регламент регистрационного стола включает в себя регламент внешнего вида рабочего стола, поведения персонала и процесса регистрации и нужен для инструктажа работников.</text:p>
      <text:p text:style-name="ЗаголовокДокумента">Регламент внешнего вида рабочего стола</text:p>
      <text:p text:style-name="ТекстДокумента">Рабочий стол:</text:p>
      <text:list xml:id="list699897305804137738" text:style-name="L1">
        <text:list-item>
          <text:p>должен быть чистым;</text:p>
        </text:list-item>
        <text:list-item>
          <text:p>не должен содержать мусора на себе и рядом;</text:p>
        </text:list-item>
        <text:list-item>
          <text:p>должен постоянно быть в идеальном геометрическом порядке.</text:p>
        </text:list-item>
      </text:list>
      <text:p text:style-name="ЗаголовокДокумента">Регламент поведения персонала за столом регистрации</text:p>
      <text:p text:style-name="ТекстДокумента">Регистратор и старший регистратор:</text:p>
      <text:list xml:id="list4969033253201915804" text:style-name="L2">
        <text:list-item>
          <text:p>Не должен есть за рабочим столом;</text:p>
        </text:list-item>
        <text:list-item>
          <text:p>Не должен находиться не на своём рабочем месте, если на то нет веской причины;</text:p>
        </text:list-item>
        <text:list-item>
          <text:p>Не должен разговаривать с другими работниками на нерабочую тему;</text:p>
        </text:list-item>
        <text:list-item>
          <text:p>Должен быть любезен и внимателен к гостям и участникам мероприятия;</text:p>
        </text:list-item>
        <text:list-item>
          <text:p>Должен постоянно поддерживать порядок на рабочем столе:</text:p>
        </text:list-item>
        <text:list-item>
          <text:p>Должен стоять до тех пор, пока не закончится регистрация;</text:p>
        </text:list-item>
        <text:list-item>
          <text:p>В случае внештатной ситуации провести участника к старшему регистратору (только для регистратора).</text:p>
        </text:list-item>
      </text:list>
      <text:p text:style-name="ЗаголовокДокумента">Регламент регистрации</text:p>
      <text:p text:style-name="ТекстДокумента">При регистрации необходимо:</text:p>
      <text:list xml:id="list5391924395759969672" text:style-name="L3">
        <text:list-item>
          <text:p>Выдать персональный бейджик (напечатать);</text:p>
        </text:list-item>
        <text:list-item>
          <text:p>Предоставить раздаточные материалы;</text:p>
        </text:list-item>
        <text:list-item>
          <text:p>Предоставить оборудование для перевода;</text:p>
        </text:list-item>
        <text:list-item>
          <text:p>Ответить на организационные и технические вопросы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ЗаглавиеДокумента" style:family="paragraph" style:parent-style-name="Heading_20_1" style:next-style-name="ТекстДокумента" style:default-outline-level="" style:list-style-name="" style:class="text" style:master-page-name="">
      <style:paragraph-properties fo:margin-top="0.42cm" fo:margin-bottom="0.499cm" fo:text-align="center" style:justify-single-word="false" style:page-number="auto"/>
      <style:text-properties fo:color="#000000" fo:font-size="18pt"/>
    </style:style>
    <style:style style:name="ТекстДокумента" style:family="paragraph" style:parent-style-name="Standard" style:class="text">
      <style:paragraph-properties fo:background-color="transparent" style:shadow="none">
        <style:tab-stops/>
        <style:background-image/>
      </style:paragraph-properties>
      <style:text-properties fo:color="#000000" fo:font-size="14pt"/>
    </style:style>
    <style:style style:name="ЗаголовокДокумента" style:family="paragraph" style:parent-style-name="Heading_20_2" style:next-style-name="ТекстДокумента" style:default-outline-level="" style:list-style-name="" style:class="text" style:master-page-name="">
      <style:paragraph-properties fo:margin-top="0.3cm" fo:margin-bottom="0.3cm" fo:text-align="center" style:justify-single-word="false" style:page-number="auto" fo:background-color="transparent" style:shadow="none">
        <style:tab-stops/>
        <style:background-image/>
      </style:paragraph-properties>
      <style:text-properties fo:color="#000000" fo:font-size="16pt" fo:font-style="normal" fo:font-weight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Николай Огородников</meta:initial-creator>
    <meta:creation-date>2020-04-14T22:19:09.50</meta:creation-date>
    <dc:date>2020-12-08T16:21:37</dc:date>
    <meta:editing-duration>PT16M18S</meta:editing-duration>
    <meta:editing-cycles>4</meta:editing-cycles>
    <meta:generator>OpenOffice/4.1.7$Unix OpenOffice.org_project/417m1$Build-9800</meta:generator>
    <meta:document-statistic meta:table-count="0" meta:image-count="0" meta:object-count="0" meta:page-count="1" meta:paragraph-count="22" meta:word-count="162" meta:character-count="1133"/>
  </office:meta>
</office:document-meta>
</file>